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23b8dc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Fine_20_Dashed_20__28_var_29_" svg:stroke-width="0.025cm" svg:stroke-color="#23b8dc" draw:marker-start-width="0.33cm" draw:marker-end-width="0.33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ff0000" draw:marker-start-width="0.025cm" draw:marker-end-width="0.025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draw:stroke="solid" draw:stroke-dash="Fine_20_Dashed_20__28_var_29_" svg:stroke-width="0.025cm" svg:stroke-color="#ff0000" draw:marker-start="" draw:marker-start-width="0.025cm" draw:marker-start-center="false" draw:marker-end="" draw:marker-end-width="0.02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svg:stroke-width="0.025cm" svg:stroke-color="#23b8dc" draw:marker-start-width="0.025cm" draw:marker-end-width="0.025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51cm" svg:stroke-color="#23b8dc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>
      <style:graphic-properties draw:stroke="solid" draw:stroke-dash="Fine_20_Dashed_20__28_var_29_"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>
      <style:graphic-properties draw:stroke="solid" draw:stroke-dash="Fine_20_Dashed_20__28_var_29_" svg:stroke-width="0.051cm" svg:stroke-color="#ff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draw:stroke-dash="Fine_20_Dashed_20__28_var_29_" draw:fill="none" draw:textarea-horizontal-align="center" draw:textarea-vertical-align="middle"/>
    </style:style>
    <style:style style:name="gr18" style:family="graphic" style:parent-style-name="standard">
      <style:graphic-properties draw:stroke="solid" draw:stroke-dash="Fine_20_Dashed_20__28_var_29_" draw:fill="solid" draw:fill-color="#ffffff" draw:textarea-horizontal-align="justify" draw:textarea-vertical-align="middle" draw:auto-grow-height="false"/>
    </style:style>
    <style:style style:name="gr19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none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none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none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none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none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1.2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none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none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none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.55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none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.7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>
      <style:graphic-properties draw:stroke="solid" draw:stroke-dash="Fine_20_Dashed_20__28_var_29_"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5" style:family="graphic" style:parent-style-name="standard">
      <style:graphic-properties draw:stroke="solid" draw:stroke-dash="Fine_20_Dashed_20__28_var_29_"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46" style:family="graphic" style:parent-style-name="standard">
      <style:graphic-properties draw:stroke="solid" draw:stroke-dash="Fine_20_Dashed_20__28_var_29_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solid" draw:stroke-dash="Fine_20_Dashed_20__28_var_29_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8" style:family="graphic" style:parent-style-name="standard" style:list-style-name="L1">
      <style:graphic-properties draw:stroke="solid" draw:stroke-dash="Fine_20_Dashed_20__28_var_29_" svg:stroke-width="0.051cm" svg:stroke-color="#ff0000" draw:marker-start="" draw:marker-start-width="0.376cm" draw:marker-start-center="false" draw:marker-end="" draw:marker-end-width="0.3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Fine_20_Dashed_20__28_var_29_" svg:stroke-width="0.051cm" svg:stroke-color="#ff0000" draw:marker-start="" draw:marker-start-width="0.376cm" draw:marker-start-center="false" draw:marker-end="" draw:marker-end-width="0.3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Fine_20_Dashed_20__28_var_29_" svg:stroke-width="0.051cm" svg:stroke-color="#ff0000" draw:marker-start="" draw:marker-start-width="0.376cm" draw:marker-start-center="false" draw:marker-end="" draw:marker-end-width="0.3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Fine_20_Dashed_20__28_var_29_" svg:stroke-width="0.025cm" svg:stroke-color="#ff0000" draw:marker-start="" draw:marker-start-width="0.025cm" draw:marker-start-center="false" draw:marker-end="" draw:marker-end-width="0.02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Fine_20_Dashed_20__28_var_29_" svg:stroke-width="0.051cm" svg:stroke-color="#ff0000" draw:marker-start="" draw:marker-start-width="0.376cm" draw:marker-start-center="false" draw:marker-end="" draw:marker-end-width="0.3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Fine_20_Dashed_20__28_var_29_" svg:stroke-width="0.051cm" svg:stroke-color="#ff0000" draw:marker-start="" draw:marker-start-width="0.376cm" draw:marker-start-center="false" draw:marker-end="" draw:marker-end-width="0.3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Fine_20_Dashed_20__28_var_29_" svg:stroke-width="0.051cm" svg:stroke-color="#ff0000" draw:marker-start="" draw:marker-start-width="0.376cm" draw:marker-start-center="false" draw:marker-end="" draw:marker-end-width="0.3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Fine_20_Dashed_20__28_var_29_" svg:stroke-width="0.051cm" svg:stroke-color="#ff0000" draw:marker-start="" draw:marker-start-width="0.376cm" draw:marker-start-center="false" draw:marker-end="" draw:marker-end-width="0.3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Fine_20_Dashed_20__28_var_29_" svg:stroke-width="0.051cm" svg:stroke-color="#ff0000" draw:marker-start="" draw:marker-start-width="0.376cm" draw:marker-start-center="false" draw:marker-end="" draw:marker-end-width="0.3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Fine_20_Dashed_20__28_var_29_" svg:stroke-width="0.051cm" svg:stroke-color="#ff0000" draw:marker-start="" draw:marker-start-width="0.376cm" draw:marker-start-center="false" draw:marker-end="" draw:marker-end-width="0.3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Fine_20_Dashed_20__28_var_29_" svg:stroke-width="0.051cm" svg:stroke-color="#ff0000" draw:marker-start="" draw:marker-start-width="0.376cm" draw:marker-start-center="false" draw:marker-end="" draw:marker-end-width="0.3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Fine_20_Dashed_20__28_var_29_" svg:stroke-width="0.051cm" svg:stroke-color="#ff0000" draw:marker-start="" draw:marker-start-width="0.376cm" draw:marker-start-center="false" draw:marker-end="" draw:marker-end-width="0.3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>
      <style:graphic-properties draw:stroke="solid" draw:stroke-dash="Fine_20_Dashed_20__28_var_29_" svg:stroke-width="0.025cm" draw:marker-start-width="0.33cm" draw:marker-end="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61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.562cm" fo:min-width="2.748cm"/>
    </style:style>
    <style:style style:name="gr62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63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1.552cm" fo:min-width="2.748cm"/>
    </style:style>
    <style:style style:name="gr64" style:family="graphic" style:parent-style-name="standard">
      <style:graphic-properties draw:stroke="none" draw:stroke-dash="Fine_20_Dashed_20__28_var_29_" svg:stroke-color="#000000" draw:fill="none" draw:fill-color="#ffffff" fo:min-height="1.726cm"/>
    </style:style>
    <style:style style:name="gr65" style:family="graphic" style:parent-style-name="standard">
      <style:graphic-properties draw:stroke="solid" draw:stroke-dash="Fine_20_Dashed_20__28_var_29_"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>
      <style:graphic-properties draw:stroke="solid" draw:stroke-dash="Fine_20_Dashed_20__28_var_29_"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stroke="solid" draw:stroke-dash="Fine_20_Dashed_20__28_var_29_" svg:stroke-width="0.025cm" draw:marker-start-width="0.33cm" draw:marker-end-width="0.33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8" style:family="graphic" style:parent-style-name="standard" style:list-style-name="L1">
      <style:graphic-properties draw:stroke="solid" draw:stroke-dash="Fine_20_Dashed_20__28_var_29_" svg:stroke-width="0.051cm" svg:stroke-color="#ff0000" draw:marker-start="" draw:marker-start-width="0.376cm" draw:marker-start-center="false" draw:marker-end="" draw:marker-end-width="0.3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>
      <style:graphic-properties draw:stroke="solid" draw:stroke-dash="Fine_20_Dashed_20__28_var_29_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>
      <style:graphic-properties draw:stroke="solid" draw:stroke-dash="Fine_20_Dashed_20__28_var_29_" svg:stroke-width="0.051cm" svg:stroke-color="#000000" draw:marker-start-width="0.277cm" draw:marker-end-width="0.277cm" draw:fill="none" draw:textarea-horizontal-align="center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2" style:family="graphic" style:parent-style-name="standard" style:list-style-name="L1">
      <style:graphic-properties draw:stroke="solid" draw:stroke-dash="Fine_20_Dashed_20__28_var_29_" svg:stroke-width="0.051cm" svg:stroke-color="#ff0000" draw:marker-start="" draw:marker-start-width="0.376cm" draw:marker-start-center="false" draw:marker-end="" draw:marker-end-width="0.3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objectwithoutfill">
      <style:graphic-properties svg:stroke-width="0.051cm" svg:stroke-color="#660066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660066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solid" draw:stroke-dash="Fine_20_Dashed_20__28_var_29_" svg:stroke-width="0.051cm" svg:stroke-color="#66006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 style:list-style-name="L1">
      <style:graphic-properties draw:stroke="solid" draw:stroke-dash="Fine_20_Dashed_20__28_var_29_" svg:stroke-width="0.025cm" svg:stroke-color="#ff0000" draw:marker-start="" draw:marker-start-width="0.025cm" draw:marker-start-center="false" draw:marker-end="" draw:marker-end-width="0.02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Fine_20_Dashed_20__28_var_29_" svg:stroke-width="0.025cm" svg:stroke-color="#ff0000" draw:marker-start="" draw:marker-start-width="0.025cm" draw:marker-start-center="false" draw:marker-end="" draw:marker-end-width="0.02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>
      <style:graphic-properties draw:stroke="solid" draw:stroke-dash="Fine_20_Dashed_20__28_var_29_" svg:stroke-width="0.025cm" draw:marker-start-width="0.025cm" draw:marker-end-width="0.025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9" style:family="graphic" style:parent-style-name="standard">
      <style:graphic-properties draw:stroke="solid" draw:stroke-dash="Fine_20_Dashed_20__28_var_29_" svg:stroke-width="0.025cm" draw:marker-start-width="0.025cm" draw:marker-end-width="0.025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80" style:family="graphic" style:parent-style-name="standard">
      <style:graphic-properties draw:stroke="solid" draw:stroke-dash="Fine_20_Dashed_20__28_var_29_" svg:stroke-width="0.051cm" svg:stroke-color="#66006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1" style:family="graphic" style:parent-style-name="standard">
      <style:graphic-properties draw:stroke="solid" draw:stroke-dash="Fine_20_Dashed_20__28_var_29_" svg:stroke-width="0.051cm" svg:stroke-color="#660066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2" style:family="graphic" style:parent-style-name="standard">
      <style:graphic-properties svg:stroke-width="0.051cm" svg:stroke-color="#660066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3" style:family="graphic" style:parent-style-name="standard">
      <style:graphic-properties svg:stroke-width="0.051cm" svg:stroke-color="#0000ff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stroke="solid" draw:stroke-dash="Fine_20_Dashed_20__28_var_29_" svg:stroke-width="0.051cm" svg:stroke-color="#00008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solid" draw:stroke-dash="Fine_20_Dashed_20__28_var_29_" svg:stroke-width="0.051cm" svg:stroke-color="#0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6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>
      <style:graphic-properties svg:stroke-width="0.051cm" svg:stroke-color="#660066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svg:stroke-width="0.051cm" svg:stroke-color="#660066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90" style:family="graphic" style:parent-style-name="standard" style:list-style-name="L1">
      <style:graphic-properties draw:stroke="solid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none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standard" style:list-style-name="L1">
      <style:graphic-properties draw:stroke="none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4" style:family="graphic" style:parent-style-name="standard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95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96" style:family="graphic" style:parent-style-name="standard">
      <style:graphic-properties svg:stroke-width="0.051cm" svg:stroke-color="#660066" draw:marker-start="Arrow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7" style:family="graphic" style:parent-style-name="standard">
      <style:graphic-properties svg:stroke-width="0.051cm" svg:stroke-color="#660066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98" style:family="graphic" style:parent-style-name="standard">
      <style:graphic-properties svg:stroke-width="0.051cm" svg:stroke-color="#ff0000" draw:marker-start-width="0.276cm" draw:marker-end-width="0.276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99" style:family="graphic" style:parent-style-name="standard">
      <style:graphic-properties svg:stroke-width="0.051cm" svg:stroke-color="#ff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0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standard">
      <style:graphic-properties draw:stroke="none" svg:stroke-color="#000000" draw:fill="none" draw:fill-color="#ffffff" fo:min-height="0.812cm"/>
    </style:style>
    <style:style style:name="gr103" style:family="graphic" style:parent-style-name="standard">
      <style:graphic-properties draw:stroke="solid" draw:stroke-dash="Fine_20_Dashed_20__28_var_29_" svg:stroke-width="0.025cm" draw:marker-start-width="0.33cm" draw:marker-end-width="0.33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4" style:family="graphic" style:parent-style-name="standard">
      <style:graphic-properties svg:stroke-width="0.051cm" svg:stroke-color="#ff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5" style:family="graphic" style:parent-style-name="standard">
      <style:graphic-properties draw:stroke="solid" draw:stroke-dash="Fine_20_Dashed_20__28_var_29_" svg:stroke-width="0.025cm" draw:marker-start-width="0.33cm" draw:marker-end-width="0.33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106" style:family="graphic" style:parent-style-name="standard">
      <style:graphic-properties draw:stroke="none" svg:stroke-color="#000000" draw:fill="none" draw:fill-color="#ffffff" fo:min-height="0.765cm"/>
    </style:style>
    <style:style style:name="gr107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="none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standard" style:list-style-name="L1">
      <style:graphic-properties draw:stroke="none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 style:list-style-name="L1">
      <style:graphic-properties draw:stroke="none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 style:list-style-name="L1">
      <style:graphic-properties draw:stroke="none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1">
      <style:graphic-properties draw:stroke="none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765cm" fo:min-width="0.67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 style:list-style-name="L1">
      <style:graphic-properties draw:stroke="none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7" style:family="graphic" style:parent-style-name="standard" style:list-style-name="L1">
      <style:graphic-properties draw:stroke="none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8" style:family="graphic" style:parent-style-name="standard" style:list-style-name="L1">
      <style:graphic-properties draw:stroke="none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20" style:family="graphic" style:parent-style-name="standard">
      <style:graphic-properties draw:stroke="none" draw:stroke-dash="Fine_20_Dashed_20__28_var_29_" svg:stroke-color="#000000" draw:fill="none" draw:fill-color="#ffffff" fo:min-height="0.812cm"/>
    </style:style>
    <style:style style:name="gr121" style:family="graphic" style:parent-style-name="standard">
      <style:graphic-properties svg:stroke-width="0cm" svg:stroke-color="#23b8dc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22" style:family="graphic" style:parent-style-name="standard">
      <style:graphic-properties draw:stroke="solid" draw:stroke-dash="Fine_20_Dashed_20__28_var_29_" svg:stroke-width="0.025cm" draw:marker-start-width="0.33cm" draw:marker-end-width="0.33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123" style:family="graphic" style:parent-style-name="standard">
      <style:graphic-properties draw:stroke="solid" draw:stroke-dash="Fine_20_Dashed_20__28_var_29_" svg:stroke-width="0.025cm" draw:marker-start-width="0.237cm" draw:marker-end-width="0.237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124" style:family="graphic" style:parent-style-name="standard">
      <style:graphic-properties draw:stroke="solid" draw:stroke-dash="Fine_20_Dashed_20__28_var_29_" draw:fill="solid" draw:fill-color="#ffffff" draw:textarea-horizontal-align="center" draw:textarea-vertical-align="middle"/>
    </style:style>
    <style:style style:name="gr125" style:family="graphic" style:parent-style-name="standard">
      <style:graphic-properties draw:stroke="none" draw:stroke-dash="Fine_20_Dashed_20__28_var_29_" svg:stroke-color="#000000" draw:fill="none" draw:fill-color="#ffffff" fo:min-height="0.755cm"/>
    </style:style>
    <style:style style:name="gr126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solid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="solid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1">
      <style:graphic-properties draw:stroke="solid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0" style:family="graphic" style:parent-style-name="standard" style:list-style-name="L1">
      <style:graphic-properties draw:stroke="none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standard" style:list-style-name="L1">
      <style:graphic-properties draw:stroke="none" draw:stroke-dash="Fine_20_Dashed_20__28_var_29_" svg:stroke-width="0.051cm" svg:stroke-color="#000080" draw:marker-start="" draw:marker-start-width="0.277cm" draw:marker-start-center="false" draw:marker-end="" draw:marker-end-width="0.27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2" style:family="graphic" style:parent-style-name="standard">
      <style:graphic-properties draw:stroke="solid" draw:stroke-dash="Fine_20_Dashed_20__28_var_29_"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3" style:family="graphic" style:parent-style-name="standard">
      <style:graphic-properties draw:stroke="solid" draw:stroke-dash="Fine_20_Dashed_20__28_var_29_" svg:stroke-width="0.025cm" draw:marker-start-width="0.237cm" draw:marker-end-width="0.237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134" style:family="graphic" style:parent-style-name="standard" style:list-style-name="L1">
      <style:graphic-properties draw:stroke="none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="solid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solid" draw:stroke-dash="Fine_20_Dashed_20__28_var_29_" svg:stroke-width="0.051cm" svg:stroke-color="#008000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standard">
      <style:graphic-properties draw:stroke="solid" draw:stroke-dash="Fine_20_Dashed_20__28_var_29_" svg:stroke-width="0.025cm" draw:marker-start-width="0.025cm" draw:marker-end-width="0.025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8" style:family="graphic" style:parent-style-name="standard">
      <style:graphic-properties draw:stroke="solid" draw:stroke-dash="Fine_20_Dashed_20__28_var_29_" svg:stroke-width="0.051cm" svg:stroke-color="#660066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9" style:family="graphic" style:parent-style-name="standard">
      <style:graphic-properties draw:stroke="solid" draw:stroke-dash="Fine_20_Dashed_20__28_var_29_" svg:stroke-width="0.025cm" svg:stroke-color="#23b8dc" draw:marker-start-width="0.33cm" draw:marker-end-width="0.33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140" style:family="graphic" style:parent-style-name="standard">
      <style:graphic-properties draw:stroke="solid" draw:stroke-dash="Fine_20_Dashed_20__28_var_29_" svg:stroke-width="0.025cm" svg:stroke-color="#23b8dc" draw:marker-start-width="0.025cm" draw:marker-end-width="0.025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1" style:family="graphic" style:parent-style-name="standard">
      <style:graphic-properties draw:stroke="solid" draw:stroke-dash="Fine_20_Dashed_20__28_var_29_" svg:stroke-width="0.025cm" svg:stroke-color="#23b8dc" draw:marker-start-width="0.025cm" draw:marker-end-width="0.025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142" style:family="graphic" style:parent-style-name="standard">
      <style:graphic-properties draw:stroke="solid" draw:stroke-dash="Fine_20_Dashed_20__28_var_29_" svg:stroke-width="0.051cm" svg:stroke-color="#0000ff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43" style:family="graphic" style:parent-style-name="standard">
      <style:graphic-properties draw:stroke="solid" draw:stroke-dash="Fine_20_Dashed_20__28_var_29_" svg:stroke-width="0.051cm" svg:stroke-color="#ff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44" style:family="graphic" style:parent-style-name="standard">
      <style:graphic-properties svg:stroke-width="0.051cm" svg:stroke-color="#000000" draw:marker-start="Arrow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45" style:family="graphic" style:parent-style-name="standard">
      <style:graphic-properties draw:stroke="none" svg:stroke-color="#000000" draw:fill="none" draw:fill-color="#ffffff" fo:min-height="0.7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80" style:text-outline="false" style:text-line-through-style="none" style:text-position="0% 100%" fo:font-family="'Times New Roman'" style:font-family-generic="roman" style:font-pitch="variable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SimSun" style:font-family-generic-asian="system" style:font-pitch-asian="variable" style:language-asian="zh" style:country-asian="CN" style:font-style-asian="normal" style:font-weight-asian="normal" style:font-family-complex="Tahoma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80" style:text-outline="false" style:text-line-through-style="none" style:text-position="0% 100%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8000" style:text-outline="false" style:text-line-through-style="none" style:text-position="0% 100%" fo:font-family="'Times New Roman'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  <style:text-properties fo:font-family="'Times New Roman'" style:font-family-generic="roman" style:font-pitch="variable"/>
    </style:style>
    <style:style style:name="P7" style:family="paragraph">
      <style:paragraph-properties fo:text-align="center"/>
      <style:text-properties fo:font-family="'Times New Roman'" style:font-family-generic="roman" style:font-pitch="variable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80" style:text-outline="false" style:text-line-through-style="none" style:text-position="0% 100%" fo:font-family="'Times New Roman'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80" style:text-outline="false" style:text-line-through-style="none" style:text-position="0% 100%" fo:font-family="'Times New Roman'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80" style:text-outline="false" style:text-line-through-style="none" style:text-position="0% 100%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SimSun" style:font-family-generic-asian="system" style:font-pitch-asian="variable" style:language-asian="zh" style:country-asian="CN" style:font-style-asian="normal" style:font-weight-asian="normal" style:font-family-complex="Tahoma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80" style:text-outline="false" style:text-line-through-style="none" style:text-position="0% 100%" fo:font-family="'Times New Roman'" style:font-family-generic="roman" style:font-pitch="variable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SimSun" style:font-family-generic-asian="system" style:font-pitch-asian="variable" style:language-asian="zh" style:country-asian="CN" style:font-style-asian="normal" style:font-weight-asian="normal" style:font-family-complex="Tahoma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8000" style:text-outline="false" style:text-line-through-style="none" style:text-position="0% 100%" fo:font-family="'Times New Roman'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8000" style:text-outline="false" style:text-line-through-style="none" style:text-position="0% 100%" fo:font-family="'Times New Roman'" style:font-family-generic="roman" style:font-pitch="variable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SimSun" style:font-family-generic-asian="system" style:font-pitch-asian="variable" style:language-asian="zh" style:country-asian="CN" style:font-style-asian="normal" style:font-weight-asian="normal" style:font-family-complex="Tahoma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8000" style:text-outline="false" style:text-line-through-style="none" style:text-position="0% 100%" fo:font-family="'Times New Roman'" style:font-family-generic="roman" style:font-pitch="variable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SimSun" style:font-family-generic-asian="system" style:font-pitch-asian="variable" style:language-asian="zh" style:country-asian="CN" style:font-style-asian="normal" style:font-weight-asian="normal" style:font-family-complex="Tahoma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Times New Roman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P20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P21" style:family="paragraph">
      <style:paragraph-properties fo:text-align="center"/>
      <style:text-properties fo:color="#000080" fo:font-family="'Times New Roman'" style:font-family-generic="roman" style:font-pitch="variable" fo:font-size="18pt" fo:font-weight="bold" style:font-size-asian="18pt" style:font-size-complex="18pt"/>
    </style:style>
    <style:style style:name="P22" style:family="paragraph">
      <style:text-properties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color="#000080" style:text-outline="false" style:text-line-through-style="none" style:text-position="0% 100%" fo:font-family="'Times New Roman'" style:font-family-generic="roman" style:font-pitch="variable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SimSun" style:font-family-generic-asian="system" style:font-pitch-asian="variable" style:language-asian="zh" style:country-asian="CN" style:font-style-asian="normal" style:font-weight-asian="normal" style:font-family-complex="Tahoma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80" style:text-outline="false" style:text-line-through-style="none" style:text-position="0% 100%" fo:font-family="'Times New Roman'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8000" style:text-outline="false" style:text-line-through-style="none" style:text-position="0% 100%" fo:font-family="'Times New Roman'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8000" style:text-outline="false" style:text-line-through-style="none" style:text-position="0% 100%" fo:font-family="'Times New Roman'" style:font-family-generic="roman" style:font-pitch="variable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SimSun" style:font-family-generic-asian="system" style:font-pitch-asian="variable" style:language-asian="zh" style:country-asian="CN" style:font-style-asian="normal" style:font-weight-asian="normal" style:font-family-complex="Tahoma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10" style:family="text">
      <style:text-properties fo:color="#000080" fo:font-family="'Times New Roman'" style:font-family-generic="roman" style:font-pitch="variable" fo:font-size="18pt" fo:font-weight="bold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text-position="sub 58%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93cm" svg:y1="4.248cm" svg:x2="13.993cm" svg:y2="1.812cm">
          <text:p/>
        </draw:line>
        <draw:custom-shape draw:style-name="gr2" draw:text-style-name="P1" draw:layer="layout" svg:width="0.683cm" svg:height="0.683cm" draw:transform="rotate (-0.786968959725281) translate (13.993cm 3.0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948cm" svg:y1="4.654cm" svg:x2="11.557cm" svg:y2="4.654cm">
          <text:p/>
        </draw:line>
        <draw:line draw:style-name="gr4" draw:text-style-name="P2" draw:layer="layout" svg:x1="10.948cm" svg:y1="3.639cm" svg:x2="11.557cm" svg:y2="3.639cm">
          <text:p/>
        </draw:line>
        <draw:line draw:style-name="gr5" draw:text-style-name="P1" draw:layer="layout" svg:x1="26.173cm" svg:y1="4.248cm" svg:x2="26.579cm" svg:y2="4.248cm">
          <text:p/>
        </draw:line>
        <draw:line draw:style-name="gr6" draw:text-style-name="P1" draw:layer="layout" svg:x1="13.587cm" svg:y1="4.248cm" svg:x2="13.993cm" svg:y2="4.248cm">
          <text:p/>
        </draw:line>
        <draw:line draw:style-name="gr7" draw:text-style-name="P3" draw:layer="layout" svg:x1="20.389cm" svg:y1="3.436cm" svg:x2="20.389cm" svg:y2="4.248cm">
          <text:p/>
        </draw:line>
        <draw:line draw:style-name="gr8" draw:text-style-name="P4" draw:layer="layout" svg:x1="7.494cm" svg:y1="10.338cm" svg:x2="7.494cm" svg:y2="9.526cm">
          <text:p/>
        </draw:line>
        <draw:line draw:style-name="gr9" draw:text-style-name="P5" draw:layer="layout" svg:x1="7.494cm" svg:y1="10.338cm" svg:x2="7.494cm" svg:y2="11.15cm">
          <text:p/>
        </draw:line>
        <draw:line draw:style-name="gr10" draw:text-style-name="P4" draw:layer="layout" svg:x1="9.73cm" svg:y1="13.992cm" svg:x2="8.918cm" svg:y2="13.992cm">
          <text:p/>
        </draw:line>
        <draw:line draw:style-name="gr11" draw:text-style-name="P5" draw:layer="layout" svg:x1="8.106cm" svg:y1="13.992cm" svg:x2="8.918cm" svg:y2="13.992cm">
          <text:p/>
        </draw:line>
        <draw:line draw:style-name="gr12" draw:text-style-name="P4" draw:layer="layout" svg:x1="4.655cm" svg:y1="11.759cm" svg:x2="3.843cm" svg:y2="11.759cm">
          <text:p/>
        </draw:line>
        <draw:line draw:style-name="gr13" draw:text-style-name="P4" draw:layer="layout" svg:x1="4.655cm" svg:y1="8.917cm" svg:x2="3.843cm" svg:y2="8.917cm">
          <text:p/>
        </draw:line>
        <draw:line draw:style-name="gr14" draw:text-style-name="P3" draw:layer="layout" svg:x1="24.955cm" svg:y1="3.436cm" svg:x2="24.955cm" svg:y2="4.248cm">
          <text:p/>
        </draw:line>
        <draw:custom-shape draw:style-name="gr15" draw:text-style-name="P6" draw:layer="layout" svg:width="1.624cm" svg:height="1.624cm" svg:x="8.106cm" svg:y="9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8.918cm" svg:y1="11.15cm" svg:x2="8.918cm" svg:y2="12.368cm">
          <text:p/>
        </draw:line>
        <draw:line draw:style-name="gr16" draw:text-style-name="P1" draw:layer="layout" svg:x1="8.918cm" svg:y1="12.368cm" svg:x2="8.918cm" svg:y2="15.21cm">
          <text:p/>
        </draw:line>
        <draw:rect draw:style-name="gr17" draw:text-style-name="P7" draw:layer="layout" svg:width="3.857cm" svg:height="0.812cm" svg:x="20.692cm" svg:y="4.857cm">
          <text:p text:style-name="P1"><text:span text:style-name="T1">Condenser</text:span></text:p>
        </draw:rect>
        <draw:custom-shape draw:style-name="gr18" draw:text-style-name="P6" draw:layer="layout" svg:width="0.812cm" svg:height="0.812cm" svg:x="8.512cm" svg:y="14.195cm">
          <text:p text:style-name="P1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5.361cm" svg:y1="14.398cm" svg:x2="25.361cm" svg:y2="15.21cm">
          <text:p/>
        </draw:line>
        <draw:custom-shape draw:style-name="gr20" draw:text-style-name="P3" draw:layer="layout" svg:width="0.812cm" svg:height="0.812cm" svg:x="24.955cm" svg:y="13.586cm">
          <text:p text:style-name="P8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812cm" svg:height="0.812cm" svg:x="9.73cm" svg:y="13.586cm">
          <text:p text:style-name="P8"><text:span text:style-name="T4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1.243cm" svg:height="0.971cm" svg:x="9.527cm" svg:y="12.774cm">
          <draw:text-box>
            <text:p text:style-name="P10"><text:span text:style-name="T4">T1</text:span></text:p>
          </draw:text-box>
        </draw:frame>
        <draw:line draw:style-name="gr23" draw:text-style-name="P12" draw:layer="layout" svg:x1="9.73cm" svg:y1="7.59cm" svg:x2="8.918cm" svg:y2="7.59cm">
          <text:p/>
        </draw:line>
        <draw:custom-shape draw:style-name="gr24" draw:text-style-name="P3" draw:layer="layout" svg:width="0.812cm" svg:height="0.812cm" svg:x="9.73cm" svg:y="7.184cm">
          <text:p text:style-name="P8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3" draw:layer="layout" svg:width="3.647cm" svg:height="0.971cm" svg:x="8.925cm" svg:y="7.902cm">
          <draw:text-box>
            <text:p text:style-name="P10"><text:span text:style-name="T3">T2,B,C,D,E</text:span></text:p>
          </draw:text-box>
        </draw:frame>
        <draw:line draw:style-name="gr26" draw:text-style-name="P3" draw:layer="layout" svg:x1="15.82cm" svg:y1="14.398cm" svg:x2="15.82cm" svg:y2="15.21cm">
          <text:p/>
        </draw:line>
        <draw:custom-shape draw:style-name="gr27" draw:text-style-name="P3" draw:layer="layout" svg:width="0.812cm" svg:height="0.812cm" svg:x="15.414cm" svg:y="13.586cm">
          <text:p text:style-name="P8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3" draw:layer="layout" svg:width="1.243cm" svg:height="0.971cm" svg:x="15.153cm" svg:y="12.774cm">
          <draw:text-box>
            <text:p text:style-name="P10"><text:span text:style-name="T3">T7</text:span></text:p>
          </draw:text-box>
        </draw:frame>
        <draw:frame draw:style-name="gr29" draw:text-style-name="P13" draw:layer="layout" svg:width="1.243cm" svg:height="0.971cm" svg:x="24.752cm" svg:y="12.774cm">
          <draw:text-box>
            <text:p text:style-name="P10"><text:span text:style-name="T3">T5</text:span></text:p>
          </draw:text-box>
        </draw:frame>
        <draw:line draw:style-name="gr30" draw:text-style-name="P3" draw:layer="layout" svg:x1="22.519cm" svg:y1="14.398cm" svg:x2="22.519cm" svg:y2="15.21cm">
          <text:p/>
        </draw:line>
        <draw:custom-shape draw:style-name="gr31" draw:text-style-name="P3" draw:layer="layout" svg:width="0.812cm" svg:height="0.812cm" svg:x="22.113cm" svg:y="13.586cm">
          <text:p text:style-name="P8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3" draw:layer="layout" svg:width="1.709cm" svg:height="0.971cm" svg:x="21.825cm" svg:y="12.818cm">
          <draw:text-box>
            <text:p text:style-name="P10"><text:span text:style-name="T3">T6</text:span></text:p>
          </draw:text-box>
        </draw:frame>
        <draw:frame draw:style-name="gr33" draw:text-style-name="P14" draw:layer="layout" svg:width="1.209cm" svg:height="0.971cm" svg:x="24.707cm" svg:y="16.675cm">
          <draw:text-box>
            <text:p text:style-name="P10"><text:span text:style-name="T5">P5</text:span></text:p>
          </draw:text-box>
        </draw:frame>
        <draw:line draw:style-name="gr34" draw:text-style-name="P15" draw:layer="layout" svg:x1="24.955cm" svg:y1="5.06cm" svg:x2="24.955cm" svg:y2="4.248cm">
          <text:p/>
        </draw:line>
        <draw:custom-shape draw:style-name="gr35" draw:text-style-name="P15" draw:layer="layout" svg:width="0.812cm" svg:height="0.812cm" svg:x="24.549cm" svg:y="5.06cm">
          <text:p text:style-name="P8"><text:span text:style-name="T6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5" draw:layer="layout" svg:x1="25.361cm" svg:y1="15.21cm" svg:x2="25.361cm" svg:y2="16.022cm">
          <text:p/>
        </draw:line>
        <draw:custom-shape draw:style-name="gr37" draw:text-style-name="P15" draw:layer="layout" svg:width="0.812cm" svg:height="0.812cm" svg:x="24.955cm" svg:y="16.022cm">
          <text:p text:style-name="P8"><text:span text:style-name="T6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6" draw:layer="layout" svg:width="1.209cm" svg:height="0.971cm" svg:x="7.146cm" svg:y="12.774cm">
          <draw:text-box>
            <text:p text:style-name="P10"><text:span text:style-name="T6">P1</text:span></text:p>
          </draw:text-box>
        </draw:frame>
        <draw:custom-shape draw:style-name="gr39" draw:text-style-name="P5" draw:layer="layout" svg:width="0.812cm" svg:height="0.812cm" svg:x="7.294cm" svg:y="13.586cm">
          <text:p text:style-name="P8"><text:span text:style-name="T5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5" draw:layer="layout" svg:x1="8.106cm" svg:y1="7.59cm" svg:x2="8.918cm" svg:y2="7.59cm">
          <text:p/>
        </draw:line>
        <draw:custom-shape draw:style-name="gr41" draw:text-style-name="P5" draw:layer="layout" svg:width="0.812cm" svg:height="0.812cm" svg:x="7.294cm" svg:y="7.184cm">
          <text:p text:style-name="P8"><text:span text:style-name="T5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4" draw:layer="layout" svg:width="1.209cm" svg:height="0.971cm" svg:x="6.246cm" svg:y="7.072cm">
          <draw:text-box>
            <text:p text:style-name="P10"><text:span text:style-name="T5">P2</text:span></text:p>
          </draw:text-box>
        </draw:frame>
        <draw:frame draw:style-name="gr43" draw:text-style-name="P16" draw:layer="layout" svg:width="1.26cm" svg:height="0.971cm" svg:x="24.301cm" svg:y="5.713cm">
          <draw:text-box>
            <text:p text:style-name="P10"><text:span text:style-name="T6">P4</text:span></text:p>
          </draw:text-box>
        </draw:frame>
        <draw:custom-shape draw:style-name="gr44" draw:text-style-name="P1" draw:layer="layout" svg:width="0.812cm" svg:height="0.812cm" draw:transform="rotate (-0.786968959725281) translate (23.535cm 14.6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23.821cm" svg:y1="14.923cm" svg:x2="23.246cm" svg:y2="15.496cm">
          <text:p/>
        </draw:line>
        <draw:line draw:style-name="gr45" draw:text-style-name="P1" draw:layer="layout" svg:x1="23.247cm" svg:y1="14.922cm" svg:x2="23.82cm" svg:y2="15.497cm">
          <text:p/>
        </draw:line>
        <draw:line draw:style-name="gr46" draw:text-style-name="P6" draw:layer="layout" svg:x1="13.587cm" svg:y1="6.684cm" svg:x2="13.587cm" svg:y2="7.09cm">
          <text:p/>
        </draw:line>
        <draw:rect draw:style-name="gr47" draw:text-style-name="P7" draw:layer="layout" svg:width="1.218cm" svg:height="2.436cm" svg:x="13.384cm" svg:y="7.09cm">
          <text:p text:style-name="P1"><text:span text:style-name="T1">O</text:span></text:p>
          <text:p text:style-name="P1"><text:span text:style-name="T1">S</text:span></text:p>
        </draw:rect>
        <draw:line draw:style-name="gr48" draw:text-style-name="P17" draw:layer="layout" svg:x1="20.086cm" svg:y1="4.248cm" svg:x2="20.086cm" svg:y2="8.308cm">
          <text:p/>
        </draw:line>
        <draw:line draw:style-name="gr49" draw:text-style-name="P17" draw:layer="layout" svg:x1="20.086cm" svg:y1="9.12cm" svg:x2="20.086cm" svg:y2="15.21cm">
          <text:p/>
        </draw:line>
        <draw:line draw:style-name="gr50" draw:text-style-name="P18" draw:layer="layout" svg:x1="8.918cm" svg:y1="9.526cm" svg:x2="8.918cm" svg:y2="3.639cm">
          <text:p/>
        </draw:line>
        <draw:line draw:style-name="gr51" draw:text-style-name="P18" draw:layer="layout" svg:x1="11.557cm" svg:y1="3.639cm" svg:x2="11.557cm" svg:y2="4.654cm">
          <text:p/>
        </draw:line>
        <draw:line draw:style-name="gr52" draw:text-style-name="P2" draw:layer="layout" svg:x1="14.399cm" svg:y1="4.248cm" svg:x2="15.82cm" svg:y2="4.248cm">
          <text:p/>
        </draw:line>
        <draw:line draw:style-name="gr53" draw:text-style-name="P17" draw:layer="layout" svg:x1="15.414cm" svg:y1="4.248cm" svg:x2="20.692cm" svg:y2="4.248cm">
          <text:p/>
        </draw:line>
        <draw:line draw:style-name="gr54" draw:text-style-name="P17" draw:layer="layout" svg:x1="24.549cm" svg:y1="4.248cm" svg:x2="26.173cm" svg:y2="4.248cm">
          <text:p/>
        </draw:line>
        <draw:line draw:style-name="gr55" draw:text-style-name="P17" draw:layer="layout" svg:x1="26.173cm" svg:y1="4.248cm" svg:x2="26.173cm" svg:y2="5.06cm">
          <text:p/>
        </draw:line>
        <draw:line draw:style-name="gr56" draw:text-style-name="P17" draw:layer="layout" svg:x1="26.173cm" svg:y1="5.06cm" svg:x2="26.173cm" svg:y2="15.21cm">
          <text:p/>
        </draw:line>
        <draw:line draw:style-name="gr57" draw:text-style-name="P17" draw:layer="layout" svg:x1="26.173cm" svg:y1="15.21cm" svg:x2="23.94cm" svg:y2="15.21cm">
          <text:p/>
        </draw:line>
        <draw:line draw:style-name="gr58" draw:text-style-name="P17" draw:layer="layout" svg:x1="16.835cm" svg:y1="15.21cm" svg:x2="23.128cm" svg:y2="15.21cm">
          <text:p/>
        </draw:line>
        <draw:line draw:style-name="gr59" draw:text-style-name="P17" draw:layer="layout" svg:x1="8.918cm" svg:y1="15.21cm" svg:x2="16.835cm" svg:y2="15.21cm">
          <text:p/>
        </draw:line>
        <draw:line draw:style-name="gr46" draw:text-style-name="P6" draw:layer="layout" svg:x1="13.993cm" svg:y1="9.526cm" svg:x2="13.993cm" svg:y2="15.21cm">
          <text:p/>
        </draw:line>
        <draw:line draw:style-name="gr60" draw:text-style-name="P6" draw:layer="layout" svg:x1="8.377cm" svg:y1="10.951cm" svg:x2="8.631cm" svg:y2="9.574cm">
          <text:p/>
        </draw:line>
        <draw:line draw:style-name="gr60" draw:text-style-name="P6" draw:layer="layout" svg:x1="9.459cm" svg:y1="10.952cm" svg:x2="9.205cm" svg:y2="9.575cm">
          <text:p/>
        </draw:line>
        <draw:frame draw:style-name="gr61" draw:text-style-name="P19" draw:layer="layout" svg:width="3.804cm" svg:height="0.971cm" svg:x="9.36cm" svg:y="8.829cm">
          <draw:text-box>
            <text:p><text:span text:style-name="T1">Compressor</text:span></text:p>
          </draw:text-box>
        </draw:frame>
        <draw:frame draw:style-name="gr62" draw:text-style-name="P7" draw:layer="layout" svg:width="2.407cm" svg:height="1.691cm" svg:x="20.292cm" svg:y="8.021cm">
          <draw:text-box>
            <text:p text:style-name="P1"><text:span text:style-name="T1">Bypass</text:span></text:p>
            <text:p text:style-name="P1"><text:span text:style-name="T1">EEV</text:span></text:p>
          </draw:text-box>
        </draw:frame>
        <draw:frame draw:style-name="gr63" draw:text-style-name="P7" draw:layer="layout" svg:width="3.427cm" svg:height="1.802cm" svg:x="21.731cm" svg:y="16.834cm">
          <draw:text-box>
            <text:p text:style-name="P1"><text:span text:style-name="T1">Condenser</text:span></text:p>
            <text:p text:style-name="P1"><text:span text:style-name="T1">EEV</text:span></text:p>
          </draw:text-box>
        </draw:frame>
        <draw:frame draw:style-name="gr64" draw:text-style-name="P20" draw:layer="layout" svg:width="27.084cm" svg:height="2.192cm" svg:x="0.713cm" svg:y="18.309cm">
          <draw:text-box>
            <text:p><text:span text:style-name="T7">EEV</text:span><text:span text:style-name="T7"><text:tab/></text:span><text:span text:style-name="T8">Electronic expansion valve </text:span><text:span text:style-name="T8"><text:tab/></text:span><text:span text:style-name="T7">f</text:span><text:span text:style-name="T7"><text:tab/></text:span><text:span text:style-name="T9">filter</text:span><text:span text:style-name="T9"><text:tab/></text:span><text:span text:style-name="T9"><text:tab/></text:span><text:span text:style-name="T9"><text:tab/></text:span><text:span text:style-name="T9"><text:tab/></text:span><text:span text:style-name="T7">FM</text:span><text:span text:style-name="T9"><text:tab/></text:span><text:span text:style-name="T9">Flow meter</text:span><text:span text:style-name="T9"><text:tab/></text:span><text:span text:style-name="T9"><text:tab/></text:span><text:span text:style-name="T7">MV</text:span><text:span text:style-name="T9"><text:tab/></text:span><text:span text:style-name="T9">Metering Valve </text:span></text:p>
            <text:p><text:span text:style-name="T7">OS</text:span><text:span text:style-name="T9"><text:tab/></text:span><text:span text:style-name="T9">Oil separator</text:span><text:span text:style-name="T9"><text:tab/></text:span><text:span text:style-name="T9"><text:tab/></text:span><text:span text:style-name="T9"><text:tab/></text:span><text:span text:style-name="T7">P</text:span><text:span text:style-name="T9"><text:tab/></text:span><text:span text:style-name="T9">Pressure sensor</text:span><text:span text:style-name="T9"><text:tab/></text:span><text:span text:style-name="T9"><text:tab/></text:span><text:span text:style-name="T7">S</text:span><text:span text:style-name="T9"><text:tab/></text:span><text:span text:style-name="T9">Sight-glass</text:span><text:span text:style-name="T9"><text:tab/></text:span><text:span text:style-name="T9"><text:tab/></text:span><text:span text:style-name="T9"><text:tab/></text:span><text:span text:style-name="T7">T</text:span><text:span text:style-name="T9"> </text:span><text:span text:style-name="T9"><text:tab/></text:span><text:span text:style-name="T9">Temperature sensor</text:span></text:p>
            <text:p><text:span text:style-name="T9"><text:tab/></text:span><text:span text:style-name="T9">Refrigerant Loop</text:span><text:span text:style-name="T9"><text:tab/></text:span><text:span text:style-name="T9"><text:tab/></text:span><text:span text:style-name="T9"><text:tab/></text:span><text:span text:style-name="T9">Primary Oil Loop</text:span><text:span text:style-name="T9"><text:tab/></text:span><text:span text:style-name="T9"><text:tab/></text:span><text:span text:style-name="T9">Auxiliary Oil Loop</text:span><text:span text:style-name="T9"><text:tab/></text:span><text:span text:style-name="T9"><text:tab/></text:span><text:span text:style-name="T9">Water Loop</text:span></text:p>
          </draw:text-box>
        </draw:frame>
        <draw:custom-shape draw:style-name="gr65" draw:text-style-name="P1" draw:layer="layout" svg:width="0.812cm" svg:height="0.812cm" draw:transform="rotate (-0.786968959725281) translate (13.994cm 13.4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1" draw:layer="layout" svg:x1="14.28cm" svg:y1="13.766cm" svg:x2="13.705cm" svg:y2="14.339cm">
          <text:p/>
        </draw:line>
        <draw:line draw:style-name="gr66" draw:text-style-name="P1" draw:layer="layout" svg:x1="13.706cm" svg:y1="13.765cm" svg:x2="14.279cm" svg:y2="14.34cm">
          <text:p/>
        </draw:line>
        <draw:custom-shape draw:style-name="gr67" draw:text-style-name="P6" draw:layer="layout" svg:width="0.812cm" svg:height="0.812cm" svg:x="13.551cm" svg:y="10.983cm">
          <text:p text:style-name="P1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2" draw:layer="layout" svg:x1="11.557cm" svg:y1="4.248cm" svg:x2="12.978cm" svg:y2="4.248cm">
          <text:p/>
        </draw:line>
        <draw:custom-shape draw:style-name="gr69" draw:text-style-name="P1" draw:layer="layout" svg:width="0.812cm" svg:height="0.812cm" draw:transform="rotate (-0.786968959725281) translate (13.588cm 5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13.874cm" svg:y1="5.991cm" svg:x2="13.299cm" svg:y2="6.564cm">
          <text:p/>
        </draw:line>
        <draw:line draw:style-name="gr70" draw:text-style-name="P1" draw:layer="layout" svg:x1="13.3cm" svg:y1="5.99cm" svg:x2="13.873cm" svg:y2="6.565cm">
          <text:p/>
        </draw:line>
        <draw:line draw:style-name="gr71" draw:text-style-name="P1" draw:layer="layout" svg:x1="14.399cm" svg:y1="6.684cm" svg:x2="14.399cm" svg:y2="7.09cm">
          <text:p/>
        </draw:line>
        <draw:line draw:style-name="gr71" draw:text-style-name="P1" draw:layer="layout" svg:x1="13.587cm" svg:y1="4.248cm" svg:x2="13.587cm" svg:y2="5.872cm">
          <text:p/>
        </draw:line>
        <draw:line draw:style-name="gr71" draw:text-style-name="P1" draw:layer="layout" svg:x1="14.399cm" svg:y1="4.248cm" svg:x2="14.399cm" svg:y2="5.872cm">
          <text:p/>
        </draw:line>
        <draw:line draw:style-name="gr72" draw:text-style-name="P2" draw:layer="layout" svg:x1="12.978cm" svg:y1="4.248cm" svg:x2="13.587cm" svg:y2="4.248cm">
          <text:p/>
        </draw:line>
        <draw:polygon draw:style-name="gr73" draw:text-style-name="P7" draw:layer="layout" svg:width="1.217cm" svg:height="3.044cm" svg:x="3.234cm" svg:y="4.451cm" svg:viewBox="0 0 1218 3045" draw:points="0,0 1218,0 1218,2436 609,3045 0,2436">
          <text:p text:style-name="P1"><text:span text:style-name="T1">O</text:span></text:p>
          <text:p text:style-name="P1"><text:span text:style-name="T1">S</text:span></text:p>
          <text:p text:style-name="P1"><text:span text:style-name="T1"/></text:p>
        </draw:polygon>
        <draw:line draw:style-name="gr74" draw:text-style-name="P1" draw:layer="layout" svg:x1="4.249cm" svg:y1="4.248cm" svg:x2="4.249cm" svg:y2="4.451cm">
          <text:p/>
        </draw:line>
        <draw:line draw:style-name="gr74" draw:text-style-name="P1" draw:layer="layout" svg:x1="4.249cm" svg:y1="1.406cm" svg:x2="4.249cm" svg:y2="2.218cm">
          <text:p/>
        </draw:line>
        <draw:custom-shape draw:style-name="gr75" draw:text-style-name="P6" draw:layer="layout" svg:width="0.812cm" svg:height="0.812cm" svg:x="3.943cm" svg:y="3.436cm">
          <text:p text:style-name="P1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4" draw:text-style-name="P1" draw:layer="layout" svg:x1="14.399cm" svg:y1="4.248cm" svg:x2="14.399cm" svg:y2="1cm">
          <text:p/>
        </draw:line>
        <draw:line draw:style-name="gr76" draw:text-style-name="P18" draw:layer="layout" svg:x1="10.339cm" svg:y1="3.639cm" svg:x2="8.918cm" svg:y2="3.639cm">
          <text:p/>
        </draw:line>
        <draw:line draw:style-name="gr77" draw:text-style-name="P18" draw:layer="layout" svg:x1="8.918cm" svg:y1="4.654cm" svg:x2="10.236cm" svg:y2="4.654cm">
          <text:p/>
        </draw:line>
        <draw:custom-shape draw:style-name="gr78" draw:text-style-name="P1" draw:layer="layout" svg:width="0.812cm" svg:height="0.812cm" draw:transform="rotate (-0.786968959725281) translate (10.661cm 3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0.947cm" svg:y1="3.317cm" svg:x2="10.372cm" svg:y2="3.89cm">
          <text:p/>
        </draw:line>
        <draw:line draw:style-name="gr79" draw:text-style-name="P1" draw:layer="layout" svg:x1="10.373cm" svg:y1="3.316cm" svg:x2="10.946cm" svg:y2="3.891cm">
          <text:p/>
        </draw:line>
        <draw:custom-shape draw:style-name="gr78" draw:text-style-name="P1" draw:layer="layout" svg:width="0.812cm" svg:height="0.812cm" draw:transform="rotate (-0.786968959725281) translate (10.626cm 4.1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0.947cm" svg:y1="4.397cm" svg:x2="10.372cm" svg:y2="4.97cm">
          <text:p/>
        </draw:line>
        <draw:line draw:style-name="gr79" draw:text-style-name="P1" draw:layer="layout" svg:x1="10.373cm" svg:y1="4.396cm" svg:x2="10.946cm" svg:y2="4.971cm">
          <text:p/>
        </draw:line>
        <draw:line draw:style-name="gr74" draw:text-style-name="P1" draw:layer="layout" svg:x1="14.399cm" svg:y1="1cm" svg:x2="3.437cm" svg:y2="1cm">
          <text:p/>
        </draw:line>
        <draw:line draw:style-name="gr74" draw:text-style-name="P1" draw:layer="layout" svg:x1="4.249cm" svg:y1="1.406cm" svg:x2="13.587cm" svg:y2="1.406cm">
          <text:p/>
        </draw:line>
        <draw:line draw:style-name="gr74" draw:text-style-name="P1" draw:layer="layout" svg:x1="13.587cm" svg:y1="1.406cm" svg:x2="13.587cm" svg:y2="4.248cm">
          <text:p/>
        </draw:line>
        <draw:custom-shape draw:style-name="gr80" draw:text-style-name="P1" draw:layer="layout" svg:width="0.812cm" svg:height="0.812cm" draw:transform="rotate (-0.786968959725281) translate (4.285cm 2.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1" draw:layer="layout" svg:x1="4.571cm" svg:y1="2.337cm" svg:x2="3.996cm" svg:y2="2.91cm">
          <text:p/>
        </draw:line>
        <draw:line draw:style-name="gr81" draw:text-style-name="P1" draw:layer="layout" svg:x1="3.997cm" svg:y1="2.336cm" svg:x2="4.57cm" svg:y2="2.911cm">
          <text:p/>
        </draw:line>
        <draw:custom-shape draw:style-name="gr80" draw:text-style-name="P1" draw:layer="layout" svg:width="0.812cm" svg:height="0.812cm" draw:transform="rotate (-0.786968959725281) translate (3.403cm 2.0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1" draw:layer="layout" svg:x1="3.689cm" svg:y1="2.302cm" svg:x2="3.114cm" svg:y2="2.875cm">
          <text:p/>
        </draw:line>
        <draw:line draw:style-name="gr81" draw:text-style-name="P1" draw:layer="layout" svg:x1="3.115cm" svg:y1="2.301cm" svg:x2="3.688cm" svg:y2="2.876cm">
          <text:p/>
        </draw:line>
        <draw:line draw:style-name="gr74" draw:text-style-name="P1" draw:layer="layout" svg:x1="4.249cm" svg:y1="3.03cm" svg:x2="4.249cm" svg:y2="3.436cm">
          <text:p/>
        </draw:line>
        <draw:line draw:style-name="gr74" draw:text-style-name="P1" draw:layer="layout" svg:x1="3.437cm" svg:y1="1cm" svg:x2="3.437cm" svg:y2="2.218cm">
          <text:p/>
        </draw:line>
        <draw:line draw:style-name="gr74" draw:text-style-name="P1" draw:layer="layout" svg:x1="3.437cm" svg:y1="3.03cm" svg:x2="3.437cm" svg:y2="4.451cm">
          <text:p/>
        </draw:line>
        <draw:custom-shape draw:style-name="gr75" draw:text-style-name="P6" draw:layer="layout" svg:width="0.812cm" svg:height="0.812cm" svg:x="3.437cm" svg:y="7.902cm">
          <text:p text:style-name="P1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4" draw:text-style-name="P1" draw:layer="layout" svg:x1="3.843cm" svg:y1="7.496cm" svg:x2="3.843cm" svg:y2="7.902cm">
          <text:p/>
        </draw:line>
        <draw:line draw:style-name="gr74" draw:text-style-name="P1" draw:layer="layout" svg:x1="3.843cm" svg:y1="8.714cm" svg:x2="3.843cm" svg:y2="9.12cm">
          <text:p/>
        </draw:line>
        <draw:rect draw:style-name="gr82" draw:text-style-name="P1" draw:layer="layout" svg:width="1.218cm" svg:height="2.436cm" svg:x="3.234cm" svg:y="9.12cm">
          <text:p/>
        </draw:rect>
        <draw:custom-shape draw:style-name="gr75" draw:text-style-name="P6" draw:layer="layout" svg:width="0.812cm" svg:height="0.812cm" svg:x="3.437cm" svg:y="11.962cm">
          <text:p text:style-name="P1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4" draw:text-style-name="P1" draw:layer="layout" svg:x1="3.843cm" svg:y1="11.556cm" svg:x2="3.843cm" svg:y2="11.962cm">
          <text:p/>
        </draw:line>
        <draw:line draw:style-name="gr83" draw:text-style-name="P1" draw:layer="layout" svg:x1="1.407cm" svg:y1="9.526cm" svg:x2="3.437cm" svg:y2="9.526cm">
          <text:p/>
        </draw:line>
        <draw:line draw:style-name="gr83" draw:text-style-name="P1" draw:layer="layout" svg:x1="3.437cm" svg:y1="9.526cm" svg:x2="4.249cm" svg:y2="9.729cm">
          <text:p/>
        </draw:line>
        <draw:line draw:style-name="gr83" draw:text-style-name="P1" draw:layer="layout" svg:x1="3.437cm" svg:y1="9.932cm" svg:x2="4.249cm" svg:y2="9.729cm">
          <text:p/>
        </draw:line>
        <draw:line draw:style-name="gr83" draw:text-style-name="P1" draw:layer="layout" svg:x1="3.437cm" svg:y1="9.932cm" svg:x2="4.249cm" svg:y2="10.135cm">
          <text:p/>
        </draw:line>
        <draw:line draw:style-name="gr83" draw:text-style-name="P1" draw:layer="layout" svg:x1="3.437cm" svg:y1="10.338cm" svg:x2="4.249cm" svg:y2="10.135cm">
          <text:p/>
        </draw:line>
        <draw:line draw:style-name="gr83" draw:text-style-name="P1" draw:layer="layout" svg:x1="3.437cm" svg:y1="10.338cm" svg:x2="4.249cm" svg:y2="10.541cm">
          <text:p/>
        </draw:line>
        <draw:line draw:style-name="gr83" draw:text-style-name="P1" draw:layer="layout" svg:x1="3.437cm" svg:y1="10.744cm" svg:x2="4.249cm" svg:y2="10.541cm">
          <text:p/>
        </draw:line>
        <draw:line draw:style-name="gr83" draw:text-style-name="P1" draw:layer="layout" svg:x1="3.437cm" svg:y1="10.744cm" svg:x2="4.249cm" svg:y2="10.947cm">
          <text:p/>
        </draw:line>
        <draw:line draw:style-name="gr83" draw:text-style-name="P1" draw:layer="layout" svg:x1="3.437cm" svg:y1="11.15cm" svg:x2="4.249cm" svg:y2="10.947cm">
          <text:p/>
        </draw:line>
        <draw:line draw:style-name="gr83" draw:text-style-name="P1" draw:layer="layout" svg:x1="1.407cm" svg:y1="11.15cm" svg:x2="3.437cm" svg:y2="11.15cm">
          <text:p/>
        </draw:line>
        <draw:line draw:style-name="gr84" draw:text-style-name="P21" draw:layer="layout" svg:x1="2.625cm" svg:y1="11.15cm" svg:x2="2.625cm" svg:y2="11.962cm">
          <text:p/>
        </draw:line>
        <draw:custom-shape draw:style-name="gr85" draw:text-style-name="P21" draw:layer="layout" svg:width="0.812cm" svg:height="0.812cm" svg:x="2.219cm" svg:y="11.962cm">
          <text:p text:style-name="P1"><text:span text:style-name="T10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3" draw:layer="layout" svg:x1="2.625cm" svg:y1="8.714cm" svg:x2="2.625cm" svg:y2="9.526cm">
          <text:p/>
        </draw:line>
        <draw:custom-shape draw:style-name="gr87" draw:text-style-name="P3" draw:layer="layout" svg:width="0.812cm" svg:height="0.812cm" svg:x="2.219cm" svg:y="7.902cm">
          <text:p text:style-name="P8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8" draw:text-style-name="P7" draw:layer="layout" svg:width="0.812cm" svg:height="2.03cm" svg:x="3.437cm" svg:y="13.18cm">
          <text:p text:style-name="P1"><text:span text:style-name="T1">F</text:span></text:p>
          <text:p text:style-name="P1"><text:span text:style-name="T1">M</text:span></text:p>
          <text:p text:style-name="P1"><text:span text:style-name="T1">2</text:span></text:p>
        </draw:rect>
        <draw:line draw:style-name="gr74" draw:text-style-name="P1" draw:layer="layout" svg:x1="3.843cm" svg:y1="12.774cm" svg:x2="3.843cm" svg:y2="13.18cm">
          <text:p/>
        </draw:line>
        <draw:line draw:style-name="gr74" draw:text-style-name="P1" draw:layer="layout" svg:x1="3.843cm" svg:y1="15.21cm" svg:x2="3.843cm" svg:y2="18.052cm">
          <text:p/>
        </draw:line>
        <draw:custom-shape draw:style-name="gr80" draw:text-style-name="P1" draw:layer="layout" svg:width="0.812cm" svg:height="0.812cm" draw:transform="rotate (-0.786968959725281) translate (4.859cm 15.4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1" draw:layer="layout" svg:x1="5.145cm" svg:y1="15.735cm" svg:x2="4.57cm" svg:y2="16.308cm">
          <text:p/>
        </draw:line>
        <draw:line draw:style-name="gr81" draw:text-style-name="P1" draw:layer="layout" svg:x1="4.571cm" svg:y1="15.734cm" svg:x2="5.144cm" svg:y2="16.309cm">
          <text:p/>
        </draw:line>
        <draw:custom-shape draw:style-name="gr80" draw:text-style-name="P1" draw:layer="layout" svg:width="0.812cm" svg:height="0.812cm" draw:transform="rotate (-0.786968959725281) translate (4.859cm 16.4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1" draw:layer="layout" svg:x1="5.145cm" svg:y1="16.753cm" svg:x2="4.57cm" svg:y2="17.326cm">
          <text:p/>
        </draw:line>
        <draw:line draw:style-name="gr81" draw:text-style-name="P1" draw:layer="layout" svg:x1="4.571cm" svg:y1="16.752cm" svg:x2="5.144cm" svg:y2="17.327cm">
          <text:p/>
        </draw:line>
        <draw:line draw:style-name="gr74" draw:text-style-name="P1" draw:layer="layout" svg:x1="3.843cm" svg:y1="16.022cm" svg:x2="4.452cm" svg:y2="16.022cm">
          <text:p/>
        </draw:line>
        <draw:line draw:style-name="gr74" draw:text-style-name="P1" draw:layer="layout" svg:x1="3.843cm" svg:y1="17.037cm" svg:x2="4.452cm" svg:y2="17.037cm">
          <text:p/>
        </draw:line>
        <draw:line draw:style-name="gr74" draw:text-style-name="P1" draw:layer="layout" svg:x1="5.264cm" svg:y1="16.022cm" svg:x2="6.482cm" svg:y2="16.022cm">
          <text:p/>
        </draw:line>
        <draw:line draw:style-name="gr74" draw:text-style-name="P1" draw:layer="layout" svg:x1="5.264cm" svg:y1="17.037cm" svg:x2="6.482cm" svg:y2="17.037cm">
          <text:p/>
        </draw:line>
        <draw:line draw:style-name="gr74" draw:text-style-name="P1" draw:layer="layout" svg:x1="6.482cm" svg:y1="15.21cm" svg:x2="6.482cm" svg:y2="18.052cm">
          <text:p/>
        </draw:line>
        <draw:custom-shape draw:style-name="gr75" draw:text-style-name="P6" draw:layer="layout" svg:width="0.812cm" svg:height="0.812cm" svg:x="6.076cm" svg:y="14.398cm">
          <text:p text:style-name="P1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4" draw:text-style-name="P1" draw:layer="layout" svg:x1="6.482cm" svg:y1="10.338cm" svg:x2="6.482cm" svg:y2="14.398cm">
          <text:p/>
        </draw:line>
        <draw:line draw:style-name="gr89" draw:text-style-name="P1" draw:layer="layout" svg:x1="6.482cm" svg:y1="10.338cm" svg:x2="8.106cm" svg:y2="10.338cm">
          <text:p/>
        </draw:line>
        <draw:custom-shape draw:style-name="gr90" draw:text-style-name="P5" draw:layer="layout" svg:width="0.812cm" svg:height="0.812cm" svg:x="7.088cm" svg:y="11.15cm">
          <text:p text:style-name="P8"><text:span text:style-name="T5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9" draw:layer="layout" svg:width="0.812cm" svg:height="0.812cm" svg:x="7.088cm" svg:y="8.714cm">
          <text:p text:style-name="P8"><text:span text:style-name="T4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11" draw:layer="layout" svg:width="1.526cm" svg:height="0.971cm" svg:x="6.682cm" svg:y="7.902cm">
          <draw:text-box>
            <text:p text:style-name="P10"><text:span text:style-name="T4">T11</text:span></text:p>
          </draw:text-box>
        </draw:frame>
        <draw:frame draw:style-name="gr93" draw:text-style-name="P16" draw:layer="layout" svg:width="1.493cm" svg:height="0.971cm" svg:x="6.785cm" svg:y="11.862cm">
          <draw:text-box>
            <text:p text:style-name="P10"><text:span text:style-name="T6">P11</text:span></text:p>
          </draw:text-box>
        </draw:frame>
        <draw:line draw:style-name="gr94" draw:text-style-name="P1" draw:layer="layout" svg:x1="9.69cm" svg:y1="10.68cm" svg:x2="10.02cm" svg:y2="10.35cm">
          <text:p/>
        </draw:line>
        <draw:custom-shape draw:style-name="gr95" draw:text-style-name="P7" draw:layer="layout" svg:width="0.812cm" svg:height="0.812cm" svg:x="10.02cm" svg:y="9.91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1" draw:layer="layout" svg:x1="8.715cm" svg:y1="1.406cm" svg:x2="10.339cm" svg:y2="1.406cm">
          <text:p/>
        </draw:line>
        <draw:line draw:style-name="gr96" draw:text-style-name="P1" draw:layer="layout" svg:x1="9.324cm" svg:y1="1cm" svg:x2="7.7cm" svg:y2="1cm">
          <text:p/>
        </draw:line>
        <draw:line draw:style-name="gr97" draw:text-style-name="P1" draw:layer="layout" svg:x1="3.843cm" svg:y1="15.21cm" svg:x2="3.843cm" svg:y2="15.819cm">
          <text:p/>
        </draw:line>
        <draw:circle draw:style-name="gr98" draw:text-style-name="P1" draw:layer="layout" svg:width="1.015cm" svg:height="1.015cm" svg:x="17.444cm" svg:y="14.195cm">
          <text:p/>
        </draw:circle>
        <draw:rect draw:style-name="gr99" draw:text-style-name="P1" draw:layer="layout" svg:width="3.857cm" svg:height="1.218cm" svg:x="20.692cm" svg:y="3.639cm">
          <text:p/>
        </draw:rect>
        <draw:g>
          <draw:line draw:style-name="gr83" draw:text-style-name="P1" draw:layer="layout" svg:x1="23.333cm" svg:y1="1.816cm" svg:x2="23.327cm" svg:y2="3.846cm">
            <text:p/>
          </draw:line>
          <draw:line draw:style-name="gr83" draw:text-style-name="P1" draw:layer="layout" svg:x1="23.327cm" svg:y1="3.846cm" svg:x2="23.122cm" svg:y2="4.657cm">
            <text:p/>
          </draw:line>
          <draw:line draw:style-name="gr83" draw:text-style-name="P1" draw:layer="layout" svg:x1="22.921cm" svg:y1="3.845cm" svg:x2="23.122cm" svg:y2="4.658cm">
            <text:p/>
          </draw:line>
          <draw:line draw:style-name="gr83" draw:text-style-name="P1" draw:layer="layout" svg:x1="22.921cm" svg:y1="3.845cm" svg:x2="22.716cm" svg:y2="4.656cm">
            <text:p/>
          </draw:line>
          <draw:line draw:style-name="gr83" draw:text-style-name="P1" draw:layer="layout" svg:x1="22.515cm" svg:y1="3.844cm" svg:x2="22.716cm" svg:y2="4.657cm">
            <text:p/>
          </draw:line>
          <draw:line draw:style-name="gr83" draw:text-style-name="P1" draw:layer="layout" svg:x1="22.515cm" svg:y1="3.844cm" svg:x2="22.31cm" svg:y2="4.655cm">
            <text:p/>
          </draw:line>
          <draw:line draw:style-name="gr83" draw:text-style-name="P1" draw:layer="layout" svg:x1="22.109cm" svg:y1="3.843cm" svg:x2="22.31cm" svg:y2="4.656cm">
            <text:p/>
          </draw:line>
          <draw:line draw:style-name="gr83" draw:text-style-name="P1" draw:layer="layout" svg:x1="22.109cm" svg:y1="3.843cm" svg:x2="21.904cm" svg:y2="4.654cm">
            <text:p/>
          </draw:line>
          <draw:line draw:style-name="gr83" draw:text-style-name="P1" draw:layer="layout" svg:x1="21.703cm" svg:y1="3.842cm" svg:x2="21.904cm" svg:y2="4.655cm">
            <text:p/>
          </draw:line>
          <draw:line draw:style-name="gr83" draw:text-style-name="P1" draw:layer="layout" svg:x1="21.709cm" svg:y1="1.812cm" svg:x2="21.703cm" svg:y2="3.842cm">
            <text:p/>
          </draw:line>
          <draw:line draw:style-name="gr84" draw:text-style-name="P21" draw:layer="layout" svg:x1="21.709cm" svg:y1="2.018cm" svg:x2="20.897cm" svg:y2="2.016cm">
            <text:p/>
          </draw:line>
          <draw:custom-shape draw:style-name="gr85" draw:text-style-name="P21" draw:layer="layout" svg:width="0.812cm" svg:height="0.812cm" draw:transform="rotate (-1.57358885359898) translate (20.897cm 1.611cm)">
            <text:p text:style-name="P1"><text:span text:style-name="T10">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0" draw:text-style-name="P3" draw:layer="layout" svg:x1="24.142cm" svg:y1="2.015cm" svg:x2="23.33cm" svg:y2="2.013cm">
            <text:p/>
          </draw:line>
          <draw:custom-shape draw:style-name="gr101" draw:text-style-name="P3" draw:layer="layout" svg:width="0.812cm" svg:height="0.812cm" draw:transform="rotate (-1.57358885359898) translate (24.955cm 1.611cm)">
            <text:p text:style-name="P8"><text:span text:style-name="T3">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2" draw:text-style-name="P19" draw:layer="layout" svg:width="4.263cm" svg:height="1.062cm" svg:x="16.323cm" svg:y="15.277cm">
          <draw:text-box>
            <text:p><text:span text:style-name="T1">Mixing Loop</text:span></text:p>
          </draw:text-box>
        </draw:frame>
        <draw:custom-shape draw:style-name="gr103" draw:text-style-name="P1" draw:layer="layout" svg:width="0.812cm" svg:height="0.812cm" draw:transform="rotate (-0.786968959725281) translate (20.052cm 8.1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12cm" svg:height="0.812cm" draw:transform="rotate (-0.786968959725281) translate (23.57cm 16.0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23.856cm" svg:y1="16.309cm" svg:x2="23.281cm" svg:y2="16.882cm">
          <text:p/>
        </draw:line>
        <draw:line draw:style-name="gr45" draw:text-style-name="P1" draw:layer="layout" svg:x1="23.282cm" svg:y1="16.308cm" svg:x2="23.855cm" svg:y2="16.883cm">
          <text:p/>
        </draw:line>
        <draw:line draw:style-name="gr104" draw:text-style-name="P1" draw:layer="layout" svg:x1="22.722cm" svg:y1="15.21cm" svg:x2="22.722cm" svg:y2="16.631cm">
          <text:p/>
        </draw:line>
        <draw:line draw:style-name="gr104" draw:text-style-name="P1" draw:layer="layout" svg:x1="22.722cm" svg:y1="16.631cm" svg:x2="23.128cm" svg:y2="16.631cm">
          <text:p/>
        </draw:line>
        <draw:line draw:style-name="gr104" draw:text-style-name="P1" draw:layer="layout" svg:x1="23.94cm" svg:y1="16.631cm" svg:x2="24.346cm" svg:y2="16.631cm">
          <text:p/>
        </draw:line>
        <draw:line draw:style-name="gr104" draw:text-style-name="P1" draw:layer="layout" svg:x1="24.346cm" svg:y1="16.631cm" svg:x2="24.346cm" svg:y2="15.21cm">
          <text:p/>
        </draw:line>
        <draw:line draw:style-name="gr104" draw:text-style-name="P1" draw:layer="layout" svg:x1="18.868cm" svg:y1="8.308cm" svg:x2="18.868cm" svg:y2="7.496cm">
          <text:p/>
        </draw:line>
        <draw:line draw:style-name="gr104" draw:text-style-name="P1" draw:layer="layout" svg:x1="20.086cm" svg:y1="7.496cm" svg:x2="18.868cm" svg:y2="7.496cm">
          <text:p/>
        </draw:line>
        <draw:line draw:style-name="gr104" draw:text-style-name="P1" draw:layer="layout" svg:x1="18.868cm" svg:y1="9.12cm" svg:x2="18.868cm" svg:y2="9.932cm">
          <text:p/>
        </draw:line>
        <draw:line draw:style-name="gr104" draw:text-style-name="P1" draw:layer="layout" svg:x1="20.086cm" svg:y1="9.932cm" svg:x2="18.868cm" svg:y2="9.932cm">
          <text:p/>
        </draw:line>
        <draw:custom-shape draw:style-name="gr103" draw:text-style-name="P1" draw:layer="layout" svg:width="0.812cm" svg:height="0.812cm" draw:transform="rotate (-0.786968959725281) translate (18.904cm 8.1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5" draw:text-style-name="P1" draw:layer="layout" svg:x1="18.616cm" svg:y1="8.461cm" svg:x2="19.189cm" svg:y2="9.036cm">
          <text:p/>
        </draw:line>
        <draw:line draw:style-name="gr105" draw:text-style-name="P1" draw:layer="layout" svg:x1="19.19cm" svg:y1="8.462cm" svg:x2="18.615cm" svg:y2="9.035cm">
          <text:p/>
        </draw:line>
        <draw:line draw:style-name="gr105" draw:text-style-name="P1" draw:layer="layout" svg:x1="20.338cm" svg:y1="8.462cm" svg:x2="19.763cm" svg:y2="9.035cm">
          <text:p/>
        </draw:line>
        <draw:line draw:style-name="gr105" draw:text-style-name="P1" draw:layer="layout" svg:x1="19.764cm" svg:y1="8.461cm" svg:x2="20.337cm" svg:y2="9.036cm">
          <text:p/>
        </draw:line>
        <draw:frame draw:style-name="gr106" draw:text-style-name="P19" draw:layer="layout" svg:width="3.248cm" svg:height="1.691cm" svg:x="9.121cm" svg:y="1.609cm">
          <draw:text-box>
            <text:p text:style-name="P1"><text:span text:style-name="T1">Discharge EEV</text:span></text:p>
          </draw:text-box>
        </draw:frame>
        <draw:custom-shape draw:style-name="gr107" draw:text-style-name="P3" draw:layer="layout" svg:width="0.812cm" svg:height="0.812cm" svg:x="24.549cm" svg:y="2.624cm">
          <text:p text:style-name="P8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812cm" svg:height="0.812cm" draw:transform="rotate (-0.786968959725281) translate (13.444cm 14.6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5" draw:text-style-name="P1" draw:layer="layout" svg:x1="13.73cm" svg:y1="14.888cm" svg:x2="13.155cm" svg:y2="15.461cm">
          <text:p/>
        </draw:line>
        <draw:line draw:style-name="gr105" draw:text-style-name="P1" draw:layer="layout" svg:x1="13.156cm" svg:y1="14.887cm" svg:x2="13.729cm" svg:y2="15.462cm">
          <text:p/>
        </draw:line>
        <draw:custom-shape draw:style-name="gr108" draw:text-style-name="P3" draw:layer="layout" svg:width="0.812cm" svg:height="0.812cm" svg:x="19.983cm" svg:y="2.624cm">
          <text:p text:style-name="P8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9" draw:layer="layout" svg:width="0.812cm" svg:height="0.812cm" svg:x="4.655cm" svg:y="8.511cm">
          <text:p text:style-name="P8"><text:span text:style-name="T4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9" draw:layer="layout" svg:width="0.812cm" svg:height="0.812cm" svg:x="4.655cm" svg:y="11.353cm">
          <text:p text:style-name="P8"><text:span text:style-name="T4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1" draw:text-style-name="P13" draw:layer="layout" svg:width="1.243cm" svg:height="0.971cm" svg:x="20.589cm" svg:y="2.465cm">
          <draw:text-box>
            <text:p text:style-name="P10"><text:span text:style-name="T3">T3</text:span></text:p>
          </draw:text-box>
        </draw:frame>
        <draw:frame draw:style-name="gr112" draw:text-style-name="P13" draw:layer="layout" svg:width="1.243cm" svg:height="0.971cm" svg:x="23.431cm" svg:y="2.524cm">
          <draw:text-box>
            <text:p text:style-name="P10"><text:span text:style-name="T3">T4</text:span></text:p>
          </draw:text-box>
        </draw:frame>
        <draw:frame draw:style-name="gr113" draw:text-style-name="P13" draw:layer="layout" svg:width="1.56cm" svg:height="0.971cm" svg:x="23.534cm" svg:y="0.841cm">
          <draw:text-box>
            <text:p text:style-name="P10"><text:span text:style-name="T3">T12</text:span></text:p>
          </draw:text-box>
        </draw:frame>
        <draw:frame draw:style-name="gr114" draw:text-style-name="P13" draw:layer="layout" svg:width="1.56cm" svg:height="0.971cm" svg:x="19.538cm" svg:y="0.797cm">
          <draw:text-box>
            <text:p text:style-name="P10"><text:span text:style-name="T3">T13</text:span></text:p>
          </draw:text-box>
        </draw:frame>
        <draw:frame draw:style-name="gr115" draw:text-style-name="P13" draw:layer="layout" svg:width="1.243cm" svg:height="1.015cm" svg:x="4.497cm" svg:y="7.593cm">
          <draw:text-box>
            <text:p text:style-name="P10"><text:span text:style-name="T3">T9</text:span></text:p>
          </draw:text-box>
        </draw:frame>
        <draw:frame draw:style-name="gr116" draw:text-style-name="P13" draw:layer="layout" svg:width="1.56cm" svg:height="0.971cm" svg:x="4.241cm" svg:y="12.168cm">
          <draw:text-box>
            <text:p text:style-name="P10"><text:span text:style-name="T3">T10</text:span></text:p>
          </draw:text-box>
        </draw:frame>
        <draw:frame draw:style-name="gr117" draw:text-style-name="P13" draw:layer="layout" svg:width="1.56cm" svg:height="0.971cm" svg:x="1.755cm" svg:y="12.677cm">
          <draw:text-box>
            <text:p text:style-name="P10"><text:span text:style-name="T3">T14</text:span></text:p>
          </draw:text-box>
        </draw:frame>
        <draw:frame draw:style-name="gr118" draw:text-style-name="P13" draw:layer="layout" svg:width="1.56cm" svg:height="0.971cm" svg:x="1.755cm" svg:y="6.987cm">
          <draw:text-box>
            <text:p text:style-name="P10"><text:span text:style-name="T3">T15</text:span></text:p>
          </draw:text-box>
        </draw:frame>
        <draw:line draw:style-name="gr119" draw:text-style-name="P1" draw:layer="layout" svg:x1="21.707cm" svg:y1="3.03cm" svg:x2="21.707cm" svg:y2="2.421cm">
          <text:p/>
        </draw:line>
        <draw:line draw:style-name="gr119" draw:text-style-name="P1" draw:layer="layout" svg:x1="23.331cm" svg:y1="2.624cm" svg:x2="23.331cm" svg:y2="3.03cm">
          <text:p/>
        </draw:line>
        <draw:line draw:style-name="gr119" draw:text-style-name="P1" draw:layer="layout" svg:x1="1.813cm" svg:y1="11.15cm" svg:x2="2.422cm" svg:y2="11.15cm">
          <text:p/>
        </draw:line>
        <draw:line draw:style-name="gr119" draw:text-style-name="P1" draw:layer="layout" svg:x1="2.422cm" svg:y1="9.526cm" svg:x2="1.813cm" svg:y2="9.526cm">
          <text:p/>
        </draw:line>
        <draw:frame draw:style-name="gr120" draw:text-style-name="P6" draw:layer="layout" svg:width="2.845cm" svg:height="1.062cm" svg:x="14.602cm" svg:y="5.825cm">
          <draw:text-box>
            <text:p text:style-name="P1"><text:span text:style-name="T2">Valve 2</text:span></text:p>
          </draw:text-box>
        </draw:frame>
        <draw:frame draw:style-name="gr120" draw:text-style-name="P6" draw:layer="layout" svg:width="3.045cm" svg:height="1.062cm" svg:x="12.069cm" svg:y="15.519cm">
          <draw:text-box>
            <text:p text:style-name="P1"><text:span text:style-name="T2">Valve 4</text:span></text:p>
          </draw:text-box>
        </draw:frame>
        <draw:frame draw:style-name="gr120" draw:text-style-name="P6" draw:layer="layout" svg:width="3.045cm" svg:height="1.062cm" svg:x="9.042cm" svg:y="15.519cm">
          <draw:text-box>
            <text:p text:style-name="P1"><text:span text:style-name="T2">Valve 5</text:span></text:p>
          </draw:text-box>
        </draw:frame>
        <draw:frame draw:style-name="gr120" draw:text-style-name="P6" draw:layer="layout" svg:width="2.842cm" svg:height="1.062cm" svg:x="0.592cm" svg:y="2.171cm">
          <draw:text-box>
            <text:p text:style-name="P1"><text:span text:style-name="T2">Valve 3</text:span></text:p>
          </draw:text-box>
        </draw:frame>
        <draw:frame draw:style-name="gr120" draw:text-style-name="P7" draw:layer="layout" svg:width="2.03cm" svg:height="1.062cm" svg:x="1.61cm" svg:y="15.569cm">
          <draw:text-box>
            <text:p text:style-name="P1"><text:span text:style-name="T1">MV4</text:span></text:p>
          </draw:text-box>
        </draw:frame>
        <draw:custom-shape draw:style-name="gr80" draw:text-style-name="P1" draw:layer="layout" svg:width="0.812cm" svg:height="0.812cm" draw:transform="rotate (-0.786968959725281) translate (4.859cm 17.4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1" draw:layer="layout" svg:x1="5.145cm" svg:y1="17.735cm" svg:x2="4.57cm" svg:y2="18.308cm">
          <text:p/>
        </draw:line>
        <draw:line draw:style-name="gr81" draw:text-style-name="P1" draw:layer="layout" svg:x1="4.571cm" svg:y1="17.734cm" svg:x2="5.144cm" svg:y2="18.309cm">
          <text:p/>
        </draw:line>
        <draw:line draw:style-name="gr74" draw:text-style-name="P1" draw:layer="layout" svg:x1="5.264cm" svg:y1="18.022cm" svg:x2="6.482cm" svg:y2="18.022cm">
          <text:p/>
        </draw:line>
        <draw:line draw:style-name="gr74" draw:text-style-name="P1" draw:layer="layout" svg:x1="3.844cm" svg:y1="18.022cm" svg:x2="4.453cm" svg:y2="18.022cm">
          <text:p/>
        </draw:line>
        <draw:line draw:style-name="gr121" draw:text-style-name="P1" draw:layer="layout" svg:x1="26.579cm" svg:y1="3.842cm" svg:x2="26.579cm" svg:y2="2.015cm">
          <text:p/>
        </draw:line>
        <draw:line draw:style-name="gr6" draw:text-style-name="P1" draw:layer="layout" svg:x1="26.579cm" svg:y1="4.248cm" svg:x2="26.579cm" svg:y2="2.421cm">
          <text:p/>
        </draw:line>
        <draw:ellipse draw:style-name="gr122" draw:text-style-name="P7" draw:layer="layout" svg:width="0.836cm" svg:height="0.812cm" svg:x="11.563cm" svg:y="14.804cm">
          <text:p text:style-name="P1"><text:span text:style-name="T1">f</text:span></text:p>
        </draw:ellipse>
        <draw:frame draw:style-name="gr120" draw:text-style-name="P7" draw:layer="layout" svg:width="2.03cm" svg:height="1.062cm" svg:x="4.452cm" svg:y="2.171cm">
          <draw:text-box>
            <text:p text:style-name="P1"><text:span text:style-name="T1">MV2</text:span></text:p>
          </draw:text-box>
        </draw:frame>
        <draw:frame draw:style-name="gr120" draw:text-style-name="P7" draw:layer="layout" svg:width="2.133cm" svg:height="1.062cm" svg:x="11.354cm" svg:y="5.816cm">
          <draw:text-box>
            <text:p text:style-name="P1"><text:span text:style-name="T1">MV1</text:span></text:p>
          </draw:text-box>
        </draw:frame>
        <draw:custom-shape draw:style-name="gr103" draw:text-style-name="P1" draw:layer="layout" svg:width="0.812cm" svg:height="0.812cm" draw:transform="rotate (-0.786968959725281) translate (10.502cm 14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5" draw:text-style-name="P1" draw:layer="layout" svg:x1="10.788cm" svg:y1="14.958cm" svg:x2="10.213cm" svg:y2="15.531cm">
          <text:p/>
        </draw:line>
        <draw:line draw:style-name="gr105" draw:text-style-name="P1" draw:layer="layout" svg:x1="10.214cm" svg:y1="14.957cm" svg:x2="10.787cm" svg:y2="15.532cm">
          <text:p/>
        </draw:line>
        <draw:circle draw:style-name="gr123" draw:text-style-name="P7" draw:layer="layout" svg:width="0.812cm" svg:height="0.812cm" svg:x="6.063cm" svg:y="11.13cm">
          <text:p text:style-name="P7"><text:span text:style-name="T1">f</text:span></text:p>
        </draw:circle>
        <draw:rect draw:style-name="gr124" draw:text-style-name="P7" draw:layer="layout" svg:width="1.421cm" svg:height="0.812cm" svg:x="13.363cm" svg:y="12.565cm">
          <text:p text:style-name="P1"><text:span text:style-name="T1">FM3</text:span></text:p>
        </draw:rect>
        <draw:circle draw:style-name="gr122" draw:text-style-name="P7" draw:layer="layout" svg:width="0.812cm" svg:height="0.812cm" svg:x="13.587cm" svg:y="9.932cm">
          <text:p text:style-name="P1"><text:span text:style-name="T1">f</text:span></text:p>
        </draw:circle>
        <draw:frame draw:style-name="gr125" draw:text-style-name="P7" draw:layer="layout" svg:width="2.027cm" svg:height="1.005cm" svg:x="11.76cm" svg:y="13.586cm">
          <draw:text-box>
            <text:p text:style-name="P1"><text:span text:style-name="T1">MV3</text:span></text:p>
          </draw:text-box>
        </draw:frame>
        <draw:line draw:style-name="gr126" draw:text-style-name="P12" draw:layer="layout" svg:x1="14.805cm" svg:y1="12.165cm" svg:x2="13.993cm" svg:y2="12.165cm">
          <text:p/>
        </draw:line>
        <draw:custom-shape draw:style-name="gr127" draw:text-style-name="P3" draw:layer="layout" svg:width="0.812cm" svg:height="0.812cm" svg:x="14.805cm" svg:y="11.759cm">
          <text:p text:style-name="P8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8" draw:text-style-name="P5" draw:layer="layout" svg:x1="13.181cm" svg:y1="12.165cm" svg:x2="13.993cm" svg:y2="12.165cm">
          <text:p/>
        </draw:line>
        <draw:custom-shape draw:style-name="gr129" draw:text-style-name="P5" draw:layer="layout" svg:width="0.812cm" svg:height="0.812cm" svg:x="12.369cm" svg:y="11.759cm">
          <text:p text:style-name="P8"><text:span text:style-name="T5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0" draw:text-style-name="P16" draw:layer="layout" svg:width="1.209cm" svg:height="0.971cm" svg:x="11.251cm" svg:y="11.659cm">
          <draw:text-box>
            <text:p text:style-name="P10"><text:span text:style-name="T6">P8</text:span></text:p>
          </draw:text-box>
        </draw:frame>
        <draw:frame draw:style-name="gr131" draw:text-style-name="P13" draw:layer="layout" svg:width="1.243cm" svg:height="0.971cm" svg:x="15.517cm" svg:y="11.6cm">
          <draw:text-box>
            <text:p text:style-name="P10"><text:span text:style-name="T3">T8</text:span></text:p>
          </draw:text-box>
        </draw:frame>
        <draw:custom-shape draw:style-name="gr132" draw:text-style-name="P1" draw:layer="layout" svg:width="0.812cm" svg:height="0.812cm" draw:transform="rotate (-0.786968959725281) translate (6.518cm 9.7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3" draw:text-style-name="P1" draw:layer="layout" svg:x1="6.804cm" svg:y1="10.086cm" svg:x2="6.229cm" svg:y2="10.659cm">
          <text:p/>
        </draw:line>
        <draw:line draw:style-name="gr133" draw:text-style-name="P1" draw:layer="layout" svg:x1="6.23cm" svg:y1="10.085cm" svg:x2="6.803cm" svg:y2="10.66cm">
          <text:p/>
        </draw:line>
        <draw:frame draw:style-name="gr120" draw:text-style-name="P6" draw:layer="layout" svg:width="3.045cm" svg:height="1.062cm" svg:x="4.649cm" svg:y="9.176cm">
          <draw:text-box>
            <text:p text:style-name="P1"><text:span text:style-name="T2">Valve 6</text:span></text:p>
          </draw:text-box>
        </draw:frame>
        <draw:frame draw:style-name="gr134" draw:text-style-name="P14" draw:layer="layout" svg:width="1.209cm" svg:height="0.971cm" svg:x="15.166cm" svg:y="16.672cm">
          <draw:text-box>
            <text:p text:style-name="P10"><text:span text:style-name="T5">P7</text:span></text:p>
          </draw:text-box>
        </draw:frame>
        <draw:line draw:style-name="gr135" draw:text-style-name="P15" draw:layer="layout" svg:x1="15.82cm" svg:y1="15.207cm" svg:x2="15.82cm" svg:y2="16.019cm">
          <text:p/>
        </draw:line>
        <draw:custom-shape draw:style-name="gr136" draw:text-style-name="P15" draw:layer="layout" svg:width="0.812cm" svg:height="0.812cm" svg:x="15.414cm" svg:y="16.019cm">
          <text:p text:style-name="P8"><text:span text:style-name="T6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layer="layout" svg:width="0.812cm" svg:height="0.812cm" draw:transform="rotate (-0.786968959725281) translate (8.954cm 6.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9.275cm" svg:y1="6.742cm" svg:x2="8.7cm" svg:y2="7.315cm">
          <text:p/>
        </draw:line>
        <draw:line draw:style-name="gr79" draw:text-style-name="P1" draw:layer="layout" svg:x1="8.701cm" svg:y1="6.741cm" svg:x2="9.274cm" svg:y2="7.316cm">
          <text:p/>
        </draw:line>
        <draw:frame draw:style-name="gr120" draw:text-style-name="P6" draw:layer="layout" svg:width="3.248cm" svg:height="1.062cm" svg:x="5.97cm" svg:y="6.166cm">
          <draw:text-box>
            <text:p text:style-name="P1"><text:span text:style-name="T2">Valve 1</text:span></text:p>
          </draw:text-box>
        </draw:frame>
        <draw:custom-shape draw:style-name="gr137" draw:text-style-name="P6" draw:layer="layout" svg:width="0.812cm" svg:height="0.812cm" svg:x="8.512cm" svg:y="4.757cm">
          <text:p text:style-name="P1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6" draw:layer="layout" svg:width="0.812cm" svg:height="0.812cm" svg:x="8.512cm" svg:y="5.669cm">
          <text:p text:style-name="P1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6" draw:layer="layout" svg:width="0.812cm" svg:height="0.812cm" svg:x="2.943cm" svg:y="3.436cm">
          <text:p text:style-name="P1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0" draw:text-style-name="P7" draw:layer="layout" svg:width="2.03cm" svg:height="1.062cm" svg:x="1.61cm" svg:y="16.484cm">
          <draw:text-box>
            <text:p text:style-name="P1"><text:span text:style-name="T1">MV5</text:span></text:p>
          </draw:text-box>
        </draw:frame>
        <draw:frame draw:style-name="gr120" draw:text-style-name="P7" draw:layer="layout" svg:width="2.03cm" svg:height="1.062cm" svg:x="1.61cm" svg:y="17.443cm">
          <draw:text-box>
            <text:p text:style-name="P1"><text:span text:style-name="T1">MV6</text:span></text:p>
          </draw:text-box>
        </draw:frame>
        <draw:line draw:style-name="gr139" draw:text-style-name="P1" draw:layer="layout" svg:x1="14.234cm" svg:y1="3.246cm" svg:x2="13.75cm" svg:y2="3.728cm">
          <text:p/>
        </draw:line>
        <draw:line draw:style-name="gr139" draw:text-style-name="P1" draw:layer="layout" svg:x1="13.751cm" svg:y1="3.245cm" svg:x2="14.233cm" svg:y2="3.729cm">
          <text:p/>
        </draw:line>
        <draw:frame draw:style-name="gr120" draw:text-style-name="P6" draw:layer="layout" svg:width="3.045cm" svg:height="1.062cm" svg:x="13.993cm" svg:y="2.98cm">
          <draw:text-box>
            <text:p text:style-name="P1"><text:span text:style-name="T2">Valve 7</text:span></text:p>
          </draw:text-box>
        </draw:frame>
        <draw:custom-shape draw:style-name="gr140" draw:text-style-name="P1" draw:layer="layout" svg:width="0.812cm" svg:height="0.812cm" draw:transform="rotate (-0.786968959725281) translate (26.545cm 3.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1" draw:text-style-name="P1" draw:layer="layout" svg:x1="26.831cm" svg:y1="3.387cm" svg:x2="26.256cm" svg:y2="3.96cm">
          <text:p/>
        </draw:line>
        <draw:line draw:style-name="gr141" draw:text-style-name="P1" draw:layer="layout" svg:x1="26.257cm" svg:y1="3.386cm" svg:x2="26.83cm" svg:y2="3.961cm">
          <text:p/>
        </draw:line>
        <draw:frame draw:style-name="gr120" draw:text-style-name="P6" draw:layer="layout" svg:width="3.045cm" svg:height="1.062cm" svg:x="24.549cm" svg:y="1.203cm">
          <draw:text-box>
            <text:p text:style-name="P1"><text:span text:style-name="T2">Valve 8</text:span></text:p>
          </draw:text-box>
        </draw:frame>
        <draw:custom-shape draw:style-name="gr18" draw:text-style-name="P6" draw:layer="layout" svg:width="0.812cm" svg:height="0.812cm" svg:x="25.767cm" svg:y="14.16cm">
          <text:p text:style-name="P1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42" draw:text-style-name="P7" draw:layer="layout" svg:width="1.421cm" svg:height="0.812cm" svg:x="21.098cm" svg:y="1cm">
          <text:p text:style-name="P1"><text:span text:style-name="T1">FM4</text:span></text:p>
        </draw:rect>
        <draw:rect draw:style-name="gr142" draw:text-style-name="P7" draw:layer="layout" svg:width="0.812cm" svg:height="2.03cm" svg:x="1.001cm" svg:y="8.511cm">
          <text:p text:style-name="P1"><text:span text:style-name="T1">F</text:span></text:p>
          <text:p text:style-name="P1"><text:span text:style-name="T1">M</text:span></text:p>
          <text:p text:style-name="P1"><text:span text:style-name="T1">5</text:span></text:p>
        </draw:rect>
        <draw:rect draw:style-name="gr143" draw:text-style-name="P7" draw:layer="layout" svg:width="1.624cm" svg:height="0.812cm" svg:x="17.02cm" svg:y="3.842cm">
          <text:p text:style-name="P1"><text:span text:style-name="T1">FM1</text:span></text:p>
        </draw:rect>
        <draw:frame draw:style-name="gr120" draw:text-style-name="P7" draw:layer="layout" svg:width="3.451cm" svg:height="1.691cm" svg:x="4.249cm" svg:y="4.654cm">
          <draw:text-box>
            <text:p text:style-name="P1"><text:span text:style-name="T1">Auxiliary OS</text:span></text:p>
          </draw:text-box>
        </draw:frame>
        <draw:line draw:style-name="gr104" draw:text-style-name="P1" draw:layer="layout" svg:x1="1.813cm" svg:y1="20.082cm" svg:x2="1.001cm" svg:y2="20.082cm">
          <text:p/>
        </draw:line>
        <draw:line draw:style-name="gr46" draw:text-style-name="P6" draw:layer="layout" svg:x1="9.121cm" svg:y1="20.082cm" svg:x2="8.309cm" svg:y2="20.082cm">
          <text:p/>
        </draw:line>
        <draw:line draw:style-name="gr74" draw:text-style-name="P1" draw:layer="layout" svg:x1="15.008cm" svg:y1="20.082cm" svg:x2="15.82cm" svg:y2="20.082cm">
          <text:p/>
        </draw:line>
        <draw:line draw:style-name="gr83" draw:text-style-name="P1" draw:layer="layout" svg:x1="21.098cm" svg:y1="20.082cm" svg:x2="21.91cm" svg:y2="20.082cm">
          <text:p/>
        </draw:line>
        <draw:custom-shape draw:style-name="gr69" draw:text-style-name="P1" draw:layer="layout" svg:width="0.812cm" svg:height="0.812cm" draw:transform="rotate (-0.786968959725281) translate (14.488cm 5.7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14.774cm" svg:y1="5.991cm" svg:x2="14.199cm" svg:y2="6.564cm">
          <text:p/>
        </draw:line>
        <draw:line draw:style-name="gr70" draw:text-style-name="P1" draw:layer="layout" svg:x1="14.2cm" svg:y1="5.99cm" svg:x2="14.773cm" svg:y2="6.565cm">
          <text:p/>
        </draw:line>
        <draw:frame draw:style-name="gr120" draw:text-style-name="P7" draw:layer="layout" svg:width="3.654cm" svg:height="1.691cm" svg:x="13.993cm" svg:y="7.533cm">
          <draw:text-box>
            <text:p text:style-name="P1"><text:span text:style-name="T1">Primary OS</text:span></text:p>
          </draw:text-box>
        </draw:frame>
        <draw:line draw:style-name="gr144" draw:text-style-name="P1" draw:layer="layout" svg:x1="13.587cm" svg:y1="5.263cm" svg:x2="13.587cm" svg:y2="4.451cm">
          <text:p/>
        </draw:line>
        <draw:line draw:style-name="gr144" draw:text-style-name="P1" draw:layer="layout" svg:x1="14.399cm" svg:y1="4.857cm" svg:x2="14.399cm" svg:y2="5.669cm">
          <text:p/>
        </draw:line>
        <draw:frame draw:style-name="gr145" draw:text-style-name="P22" draw:layer="layout" svg:width="4.07cm" svg:height="1.473cm" svg:x="10.67cm" svg:y="9.69cm">
          <draw:text-box>
            <text:p><text:span text:style-name="T11">T</text:span><text:span text:style-name="T12">16</text:span><text:span text:style-name="T11">:Top</text:span></text:p>
            <text:p><text:span text:style-name="T11">T</text:span><text:span text:style-name="T12">17</text:span><text:span text:style-name="T11">: Bott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an Bell</meta:initial-creator>
    <meta:creation-date>2011-02-12T21:32:26.51</meta:creation-date>
    <dc:date>2011-04-10T17:25:15.81</dc:date>
    <dc:creator>Ian Bell</dc:creator>
    <meta:editing-duration>PT00H37M26S</meta:editing-duration>
    <meta:editing-cycles>4</meta:editing-cycles>
    <meta:generator>OpenOffice.org/3.2$Win32 OpenOffice.org_project/320m12$Build-9483</meta:generator>
    <meta:document-statistic meta:object-count="273"/>
  </office:meta>
</office:document-meta>
</file>